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handas" fo:font-weight="bold" style:font-weight-asian="bold" style:font-weight-complex="bold"/>
    </style:style>
    <style:style style:name="P2" style:family="paragraph" style:parent-style-name="Standard">
      <style:text-properties style:font-name="Chandas" fo:font-weight="bold" style:font-weight-asian="bold" style:font-weight-complex="bold"/>
    </style:style>
    <style:style style:name="P3" style:family="paragraph" style:parent-style-name="Standard">
      <style:text-properties style:font-name="Chandas"/>
    </style:style>
    <style:style style:name="P4" style:family="paragraph" style:parent-style-name="Standard">
      <style:paragraph-properties fo:line-height="100%"/>
      <style:text-properties style:font-name="Chandas" fo:font-weight="bold" style:font-weight-asian="bold" style:font-weight-complex="bold"/>
    </style:style>
    <style:style style:name="P5" style:family="paragraph" style:parent-style-name="Standard">
      <style:text-properties style:font-name="Chandas"/>
    </style:style>
    <style:style style:name="P6" style:family="paragraph" style:parent-style-name="Standard">
      <style:text-properties style:font-name="Chandas" officeooo:rsid="0010dc41"/>
    </style:style>
    <style:style style:name="T1" style:family="text">
      <style:text-properties officeooo:rsid="000c3a58"/>
    </style:style>
    <style:style style:name="T2" style:family="text">
      <style:text-properties fo:color="#c9211e" loext:opacity="100%"/>
    </style:style>
    <style:style style:name="T3" style:family="text">
      <style:text-properties officeooo:rsid="0010dc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odologias Ágeis</text:p>
      <text:p text:style-name="P2">Você será capaz de:</text:p>
      <text:p text:style-name="P3">Entender o que são Métodos Ágeis;</text:p>
      <text:p text:style-name="P3">Entender o que é Kanban;</text:p>
      <text:p text:style-name="P3">Entender o que é Scrum;</text:p>
      <text:p text:style-name="P3">Trabalhar em equipes utilizando Kanban ou Scrum de maneira eficaz.</text:p>
      <text:p text:style-name="P3"/>
      <text:p text:style-name="P4"><text:span text:style-name="T1">O</text:span> Manifesto Ágil na íntegra, ele estará disponível nos Recursos Adicionais, mas seu principais pilares são:</text:p>
      <text:p text:style-name="P3"><text:span text:style-name="T2">Indivíduos e interações </text:span>mais que processos e ferramentas</text:p>
      <text:p text:style-name="P3"><text:span text:style-name="T2">Software em funcionamento</text:span> mais que documentação abrangente</text:p>
      <text:p text:style-name="P3"><text:span text:style-name="T2">Colaboração com o cliente </text:span>mais que negociação de contratos</text:p>
      <text:p text:style-name="P3"><text:span text:style-name="T2">Responder a mudanças</text:span> mais que seguir um plano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14:53:59.386753123</meta:creation-date>
    <dc:date>2022-09-06T17:11:14.816770116</dc:date>
    <meta:editing-duration>PT1H1M4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11" meta:word-count="80" meta:character-count="507" meta:non-whitespace-character-count="438"/>
  </office:meta>
</office:document-meta>
</file>